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879.51pt"/>
    </style:style>
    <style:style style:name="co8" style:family="table-column">
      <style:table-column-properties fo:break-before="auto" style:column-width="268.1pt"/>
    </style:style>
    <style:style style:name="co9" style:family="table-column">
      <style:table-column-properties fo:break-before="auto" style:column-width="39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 style:data-style-name="N43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9"/>
        <table:table-column table:style-name="co8" table:default-cell-style-name="ce4"/>
        <table:table-column table:style-name="co9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Possible Option B</text:p>
          </table:table-cell>
          <table:table-cell table:style-name="ce1"/>
          <table:table-cell table:style-name="ce2" office:value-type="string" calcext:value-type="string">
            <text:p>Option C</text:p>
          </table:table-cell>
          <table:table-cell table:style-name="ce2"/>
          <table:table-cell table:style-name="ce2" office:value-type="string" calcext:value-type="string">
            <text:p>Option A</text:p>
          </table:table-cell>
          <table:table-cell table:style-name="ce2" office:value-type="string" calcext:value-type="string">
            <text:p>Option B</text:p>
          </table:table-cell>
          <table:table-cell table:style-name="ce2" office:value-type="string" calcext:value-type="string">
            <text:p>possible option D</text:p>
          </table:table-cell>
          <table:table-cell table:style-name="ce2"/>
          <table:table-cell table:style-name="ce2" office:value-type="string" calcext:value-type="string">
            <text:p>option D</text:p>
          </table:table-cell>
          <table:table-cell table:style-name="ce2" office:value-type="string" calcext:value-type="string">
            <text:p>possible Option E</text:p>
          </table:table-cell>
          <table:table-cell table:style-name="ce2" office:value-type="string" calcext:value-type="string">
            <text:p>possible Option F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Option A</text:p>
          </table:table-cell>
          <table:table-cell office:value-type="string" calcext:value-type="string">
            <text:p>{1,2,3}</text:p>
          </table:table-cell>
          <table:table-cell/>
          <table:table-cell table:style-name="ce4" office:value-type="string" calcext:value-type="string">
            <text:p>checkbox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{1,2,3,4,5,6,7,8,9,10,11,12,13,14,15,16,17,18,19,20,21,22,23,24,25,26,27,28,29,30,31,32,33,34,35,36,45,46,47,48,49,50,51,54,55,56,57,59,60,69,70,71,72,73,74,75,76}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1,2}</text:p>
          </table:table-cell>
          <table:table-cell/>
          <table:table-cell table:style-name="ce4" office:value-type="string" calcext:value-type="string">
            <text:p>with slider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1,2,3,4,5,6,7,8,9,10,11,12,13,14,15,16,17,18,19,20,21,22,23,24,25,26,27,28,29,30,31,32,33,34,35,36,45,46,47,48,49,50,51,54,55,56,57,59,60,69,70,71,72,73,74,75,76}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1,2,3,4,5}</text:p>
          </table:table-cell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{1,2,3,4,5,6,7,8,9,10,11,12,28,29,30,31,32,33,34,35,36,45,46,47,48,49,50,51,54,55,56,57,59,60,69,70,71,72,73,74,75,76}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{1,2}</text:p>
          </table:table-cell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3,54,56,57,59,60,61,62,63,64,65,66,67,68,69,70,71,72,73,74,75,76}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{1,2,3,4}</text:p>
          </table:table-cell>
          <table:table-cell/>
          <table:table-cell table:style-name="ce4" table:number-columns-repeated="2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1,2,3,4,5,6,7,8,9,10,11,12,28,29,30,31,32,33,34,35,36,45,46,47,48,52,49,50,51,53,54,56,57,59,60,61,62,63,64,65,66,67,68,69,70,71,72,73,74,75,76}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{1,2}</text:p>
          </table:table-cell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{1,2}</text:p>
          </table:table-cell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office:value-type="float" office:value="7" calcext:value-type="float">
            <text:p>7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{1,2,3,4,5,6,7,8,9,10,11,12,28,29,30,31,32,33,34,35,36,45,46,47,48,52,49,50,51,54,56,57,58,59,60,61,62,63,64,65,66,67,68,69,70,71,72,73,74,75,76}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office:value-type="float" office:value="9" calcext:value-type="float">
            <text:p>9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{1,2,3,4,5,6,7,8,9,10,11,12,13,14,15,16,17,18,19,20,21,22,23,24,25,26,27,28,29,30,31,32,33,34,35,36,45,46,47,48,52,49,50,51,54,56,57,58,59,60,61,62,63,64,65,66,67,68,69,70,71,72,73,74,75,76}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37,38,39,40,41,42,43,44,56,57,59,60}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37,38,39,40,41,42,43,44,56,57,59,60}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none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{3,5,6,7,11,29,30,31,46,56,57,59,60,61,62,63,64}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/>
          <table:table-cell table:style-name="ce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37,38,39,40,41,42,43,44,56,57,59,60}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7,38,39,40,41,42,43,44,56,57,59,60}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"/>
          <table:table-cell/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3" calcext:value-type="float">
            <text:p>23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7" calcext:value-type="float">
            <text:p>27</text:p>
          </table:table-cell>
          <table:table-cell office:value-type="string" calcext:value-type="string">
            <text:p>{1,2,3,4,5,6,7,8,9,10,11,12,13,14,15,16,17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9" calcext:value-type="float">
            <text:p>29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1" calcext:value-type="float">
            <text:p>31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3" calcext:value-type="float">
            <text:p>33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48" calcext:value-type="float">
            <text:p>48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string" calcext:value-type="string">
            <text:p>{1,2,3,4,5,6,7,8,9,10,11,12,13,14,15,16,17,18,19,20,21,22}</text:p>
          </table:table-cell>
          <table:table-cell office:value-type="string" calcext:value-type="string">
            <text:p>{none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{1,2,3,4,5,6,7,8,9,10,11,12,13,14,15,16,17,18,19,20,21,22}</text:p>
          </table:table-cell>
          <table:table-cell table:style-name="Default" office:value-type="string" calcext:value-type="string">
            <text:p>{1,2,3,4,5,6,7,8,9,10,11,12,13,14,15,16,17,18,19,20,21,22,23,24,25,26,27,28,29,30,31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3:18:20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Nicholson</meta:initial-creator>
    <meta:creation-date>2019-06-06T10:46:57.377722441</meta:creation-date>
    <dc:date>2019-06-19T14:25:30.128000000</dc:date>
    <meta:editing-duration>PT7H55M37S</meta:editing-duration>
    <meta:editing-cycles>11</meta:editing-cycles>
    <meta:generator>LibreOffice/6.1.6.3$Windows_x86 LibreOffice_project/5896ab1714085361c45cf540f76f60673dd96a72</meta:generator>
    <meta:document-statistic meta:table-count="1" meta:cell-count="307" meta:object-count="0"/>
  </office:meta>
</office:document-meta>
</file>